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Arial Narrow" fo:font-size="12pt" fo:language="nb" fo:country="NO" fo:font-weight="normal" style:font-size-asian="12pt" style:font-weight-asian="normal" style:font-size-complex="12pt" style:font-weight-complex="normal"/>
    </style:style>
    <style:style style:name="P2" style:family="paragraph" style:parent-style-name="Standard">
      <style:text-properties style:font-name="Arial Narrow" fo:font-size="12pt" fo:language="nb" fo:country="NO" fo:font-weight="normal" style:font-size-asian="12pt" style:font-weight-asian="normal" style:font-name-complex="Arial" style:font-size-complex="12pt" style:font-weight-complex="normal"/>
    </style:style>
    <style:style style:name="P3" style:family="paragraph" style:parent-style-name="Standard">
      <style:text-properties style:font-name="Arial Narrow" fo:font-size="12pt" fo:language="nb" fo:country="NO" fo:font-weight="normal" style:font-size-asian="12pt" style:font-weight-asian="normal" style:font-size-complex="12pt" style:font-weight-complex="normal"/>
    </style:style>
    <style:style style:name="P4" style:family="paragraph" style:parent-style-name="Standard">
      <style:text-properties style:font-name="Arial Narrow" fo:font-size="12pt" fo:language="nb" fo:country="NO" fo:font-weight="normal" style:font-size-asian="12pt" style:font-weight-asian="normal" style:font-name-complex="Arial" style:font-size-complex="12pt" style:font-weight-complex="normal"/>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 MENY</text:h>
      <text:p text:style-name="P1"/>
      <text:p text:style-name="P1">«Vis»-menyen presenterer data registrert på valgt objekt i lokaliseringsmodulen. </text:p>
      <text:p text:style-name="P1"/>
      <text:p text:style-name="P1">Data er sortert i ulike mapper på objektet – Bla i flikene øverst i vinduet for å se all registrert data. Det er ikke mulig å redigere på registrert data fra visningsbildet.</text:p>
      <text:p text:style-name="P1"/>
      <text:p text:style-name="P2">Navn på første mappe er lik navnet til det nivået valgt objekt tilhører. Har du valgt visning av et bygg, har første mappe navnet Bygg. Under den første mappen er det lenker til nivå(er) opp og ned i lokaliseringsregisteret. </text:p>
      <text:p text:style-name="P2"><text:span text:style-name="T1">Eksempel</text:span>: </text:p>
      <text:p text:style-name="P2">Det er valgt visning av et bygg. </text:p>
      <text:p text:style-name="P2">Ved å klikke lenke med navn «&lt;-Eiendom» presenteres visning av eiendommen bygget tilhører. </text:p>
      <text:p text:style-name="P2">Ved å klikke lenke under det nivået objektet tilhører, eksempelvis «&lt;-Rom» havner man i lokaliseringsmodulen på romnivå med oversikt kun over rom tilhørende det opprinnelige bygget. Dvs det er gjort et søk på romnivå i lokaliseringsmodulen på opprinnelig vist bygg.</text:p>
      <text:p text:style-name="P2"/>
      <text:p text:style-name="P2">For å komme tilbake til hele listen klikk «Avslutt», eller klikk på ønsket modul i tremenyen til vens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Knut Vidar Olsen</meta:initial-creator>
    <meta:creation-date>2007-12-04T10:29:03</meta:creation-date>
    <dc:date>2009-09-10T10:55:40.06</dc:date>
    <meta:editing-cycles>8</meta:editing-cycles>
    <meta:editing-duration>PT03H00M26S</meta:editing-duration>
    <dc:creator>knut vidar olsen</dc:creator>
    <meta:document-statistic meta:table-count="0" meta:image-count="0" meta:object-count="0" meta:page-count="1" meta:paragraph-count="9" meta:word-count="161" meta:character-count="991"/>
    <meta:user-defined meta:name="Info 1"/>
    <meta:user-defined meta:name="Info 2"/>
    <meta:user-defined meta:name="Info 3"/>
    <meta:user-defined meta:name="Info 4"/>
  </office:meta>
</office:document-meta>
</file>